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0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</text:p>
          </table:table-cell>
          <table:table-cell office:value-type="string" calcext:value-type="string">
            <text:p>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k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Baliogabe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.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Honde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oxiko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ko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 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gar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ko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 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Baiak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/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/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/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/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/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/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/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/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/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/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/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/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/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/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/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/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/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/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/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/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/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/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/>
          <table:table-cell office:value-type="string" calcext:value-type="string">
            <text:p>Baya Uvav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/>
          <table:table-cell office:value-type="string" calcext:value-type="string">
            <text:p>Baya Mais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/>
          <table:table-cell office:value-type="string" calcext:value-type="string">
            <text:p>Baya To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/>
          <table:table-cell office:value-type="string" calcext:value-type="string">
            <text:p>Baya Alcho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/>
          <table:table-cell office:value-type="string" calcext:value-type="string">
            <text:p>Baya Monli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/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/>
          <table:table-cell office:value-type="string" calcext:value-type="string">
            <text:p>Baya Monco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/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/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/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/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/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/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/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/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/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/>
          <table:table-cell office:value-type="string" calcext:value-type="string">
            <text:p>Baya Apicot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/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/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/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/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/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/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/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office:value-type="string" calcext:value-type="string">
            <text:p>Wallace</text:p>
          </table:table-cell>
          <table:table-cell/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/>
          <table:table-cell office:value-type="string" calcext:value-type="string">
            <text:p>Wanda</text:p>
          </table:table-cell>
          <table:table-cell/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sor Birch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Mister Stone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Miren eta Mikel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20:53:21.5913374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7-29T20:54:03.495422327</dc:date>
    <meta:editing-duration>P3DT21H54M19S</meta:editing-duration>
    <meta:editing-cycles>425</meta:editing-cycles>
    <meta:generator>LibreOffice/24.2.7.2$Linux_X86_64 LibreOffice_project/420$Build-2</meta:generator>
    <meta:document-statistic meta:table-count="6" meta:cell-count="1359" meta:object-count="0"/>
  </office:meta>
</office:document-meta>
</file>